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20c" officeooo:paragraph-rsid="001e520c"/>
    </style:style>
    <style:style style:name="P2" style:family="paragraph" style:parent-style-name="Standard">
      <style:paragraph-properties fo:margin-left="8.742cm" fo:margin-right="0cm" fo:text-indent="1.249cm" style:auto-text-indent="false"/>
    </style:style>
    <style:style style:name="P3" style:family="paragraph" style:parent-style-name="Standard">
      <style:paragraph-properties fo:margin-left="8.742cm" fo:margin-right="0cm" fo:text-indent="1.249cm" style:auto-text-indent="false"/>
      <style:text-properties officeooo:rsid="001e520c" officeooo:paragraph-rsid="001e520c"/>
    </style:style>
    <style:style style:name="P4" style:family="paragraph" style:parent-style-name="Heading">
      <style:paragraph-properties fo:text-align="start" style:justify-single-word="false"/>
    </style:style>
    <style:style style:name="P5" style:family="paragraph" style:parent-style-name="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Heading" style:master-page-name="Standard">
      <style:paragraph-properties style:page-number="auto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520c" style:font-weight-asian="normal" style:font-weight-complex="normal"/>
    </style:style>
    <style:style style:name="T3" style:family="text">
      <style:text-properties officeooo:rsid="001e52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LCOLO ONERI IN DETTAGLIO</text:p>
      <text:p text:style-name="P5"/>
      <text:p text:style-name="P5"/>
      <text:p text:style-name="P4"><text:span text:style-name="T1">Prot. </text:span><text:span text:style-name="T2">[protocollo]</text:span></text:p>
      <text:p text:style-name="Standard"/>
      <text:p text:style-name="Standard"/>
      <text:p text:style-name="P1">Intestataria: [elenco_richiedenti]</text:p>
      <text:p text:style-name="P1">Progettista: [elenco_progettisti]</text:p>
      <text:p text:style-name="P1">Oggetto: [oggetto]</text:p>
      <text:p text:style-name="P1">Ubicazione: [ubicazione]</text:p>
      <text:p text:style-name="Standard"/>
      <text:p text:style-name="Standard"/>
      <text:p text:style-name="Standard"><text:database-display text:table-name="" text:table-type="table" text:column-name="ONERI_DETTAGLIO">«ONERI_DETTAGLIO»</text:database-display></text:p>
      <text:p text:style-name="Standard"/>
      <text:p text:style-name="P2"/>
      <text:p text:style-name="P3">[responsabile_procediment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COLO ONERI IN DETTAGLIO</dc:title>
    <meta:creation-date>2014-04-14T16:17:20.150000000</meta:creation-date>
    <dc:date>2014-04-14T16:25:42.815000000</dc:date>
    <meta:editing-cycles>8</meta:editing-cycles>
    <meta:editing-duration>PT9M</meta:editing-duration>
    <meta:document-statistic meta:table-count="0" meta:image-count="0" meta:object-count="0" meta:page-count="1" meta:paragraph-count="8" meta:word-count="16" meta:character-count="197" meta:non-whitespace-character-count="189"/>
    <meta:generator>LibreOffice/4.1.4.2$Windows_x86 LibreOffice_project/0a0440ccc0227ad9829de5f46be37cfb6edcf72</meta:generator>
  </office:meta>
</office:document-meta>
</file>